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1 Notes</text:p>
      <text:p text:style-name="Standard"/>
      <text:p text:style-name="Standard">Computer 1 uses IP to request connection to port on computer 2</text:p>
      <text:p text:style-name="Standard">find computer 2 using address</text:p>
      <text:p text:style-name="Standard"/>
      <text:p text:style-name="Standard">Devices connected to internet have IP address</text:p>
      <text:p text:style-name="Standard">give address and port sent request to that address. IP connection goes both ways</text:p>
      <text:p text:style-name="Standard"/>
      <text:p text:style-name="Standard">TCP takes any amt of data put into packets and sending over IP connection to guarantee lossless transmission (TCP is the transportaion, IP is the connection)</text:p>
      <text:p text:style-name="Standard"/>
      <text:p text:style-name="Standard">Information is exchanged over TCP/IP, though there are millions of others</text:p>
      <text:p text:style-name="Standard"/>
      <text:p text:style-name="Standard"/>
      <text:p text:style-name="Standard"/>
      <text:p text:style-name="Standard">HTTP/https/ftp/sftp...</text:p>
      <text:p text:style-name="Standard">TCP/udp</text:p>
      <text:p text:style-name="Standard">IP</text:p>
      <text:p text:style-name="Standard"/>
      <text:p text:style-name="Standard">HTTP is one level above TCP/IP. <text:span text:style-name="T1">Request response</text:span> protocol to exchange specific items over the internet, for example, a webpage. Browsers speak HTTP. </text:p>
      <text:p text:style-name="Standard"/>
      <text:p text:style-name="Standard">Say I wanna pull up facebook, send HTTP request:</text:p>
      <text:p text:style-name="Standard">Header: Get / <text:s text:c="8"/>[HTTP 1.1]</text:p>
      <text:p text:style-name="Standard"><text:tab/>Application-Type: Text/html (THE ACCEPT THING)</text:p>
      <text:p text:style-name="Standard"><text:tab/>User agent: Mozilla 5.0</text:p>
      <text:p text:style-name="Standard">Body: <text:s/>search</text:p>
      <text:p text:style-name="Standard"/>
      <text:p text:style-name="Standard">HTTP response: </text:p>
      <text:p text:style-name="Standard">HTTP1.1 200 OK</text:p>
      <text:p text:style-name="Standard"/>
      <text:p text:style-name="Standard">Post request- do something on server to interact with it</text:p>
      <text:p text:style-name="Standard">GET/PUT things on server</text:p>
      <text:p text:style-name="Standard">POSt</text:p>
      <text:p text:style-name="Standard">DELETE</text:p>
      <text:p text:style-name="Standard"/>
      <text:p text:style-name="Standard">We'll be responding to <text:s/>get, put post, delete request</text:p>
      <text:p text:style-name="Standard">what the server does is up to you</text:p>
      <text:p text:style-name="Standard"/>
      <text:p text:style-name="Standard">Express does request parsing</text:p>
      <text:p text:style-name="Standard"/>
      <text:p text:style-name="Standard">Webapp: Server and client (on server node app that processes requests, and now we are going to send back javascript)</text:p>
      <text:p text:style-name="Standard"/>
      <text:p text:style-name="Standard">Node lets you run javascript</text:p>
      <text:p text:style-name="Standard">node is about to support es5</text:p>
      <text:p text:style-name="Standard"/>
      <text:p text:style-name="Standard">iojs will be what we use soon</text:p>
      <text:p text:style-name="Standard"/>
      <text:p text:style-name="Standard"><text:soft-page-break/>every server listens on a port clients need to connect on this port. </text:p>
      <text:p text:style-name="Standard">Hhtps – 443</text:p>
      <text:p text:style-name="Standard">http- 80</text:p>
      <text:p text:style-name="Standard"/>
      <text:p text:style-name="Standard">use DNS contain mapping from domain to ip address</text:p>
      <text:p text:style-name="Standard"/>
      <text:p text:style-name="Standard"/>
      <text:p text:style-name="Standard">Standards :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2:50:01</meta:creation-date>
    <meta:editing-duration>P0D</meta:editing-duration>
    <meta:editing-cycles>2</meta:editing-cycles>
    <meta:generator>LibreOffice/3.5$Linux_X86_64 LibreOffice_project/350m1$Build-2</meta:generator>
    <dc:date>2015-01-20T22:50:41</dc:date>
    <meta:document-statistic meta:table-count="0" meta:image-count="0" meta:object-count="0" meta:page-count="2" meta:paragraph-count="34" meta:word-count="238" meta:character-count="1386" meta:non-whitespace-character-count="1167"/>
  </office:meta>
</office:document-meta>
</file>